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4.3493in" fo:margin-left="2.9458in" table:align="left" fo:background-color="transparent">
        <style:background-image/>
      </style:table-properties>
    </style:style>
    <style:style style:name="Table4.A" style:family="table-column">
      <style:table-column-properties style:column-width="4.3493in"/>
    </style:style>
    <style:style style:name="Table4.1" style:family="table-row">
      <style:table-row-properties style:min-row-height="0.1875in" fo:background-color="transparent">
        <style:background-image/>
      </style:table-row-properties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3" style:family="table">
      <style:table-properties style:width="10.2708in" table:align="margins"/>
    </style:style>
    <style:style style:name="Table3.A" style:family="table-column">
      <style:table-column-properties style:column-width="1.3118in" style:rel-column-width="8370*"/>
    </style:style>
    <style:style style:name="Table3.B" style:family="table-column">
      <style:table-column-properties style:column-width="0.2813in" style:rel-column-width="1793*"/>
    </style:style>
    <style:style style:name="Table3.C" style:family="table-column">
      <style:table-column-properties style:column-width="8.6778in" style:rel-column-width="55372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.0201in" fo:border="none" style:writing-mode="page"/>
    </style:style>
    <style:style style:name="Table5" style:family="table">
      <style:table-properties style:width="3.3583in" fo:margin-left="6.9049in" table:align="left"/>
    </style:style>
    <style:style style:name="Table5.A" style:family="table-column">
      <style:table-column-properties style:column-width="3.3583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10.2708in" table:align="margins"/>
    </style:style>
    <style:style style:name="Table1.A" style:family="table-column">
      <style:table-column-properties style:column-width="1.8125in" style:rel-column-width="2610*"/>
    </style:style>
    <style:style style:name="Table1.B" style:family="table-column">
      <style:table-column-properties style:column-width="0.375in" style:rel-column-width="540*"/>
    </style:style>
    <style:style style:name="Table1.C" style:family="table-column">
      <style:table-column-properties style:column-width="2.9479in" style:rel-column-width="4245*"/>
    </style:style>
    <style:style style:name="Table1.D" style:family="table-column">
      <style:table-column-properties style:column-width="1.7118in" style:rel-column-width="2465*"/>
    </style:style>
    <style:style style:name="Table1.E" style:family="table-column">
      <style:table-column-properties style:column-width="0.3403in" style:rel-column-width="490*"/>
    </style:style>
    <style:style style:name="Table1.F" style:family="table-column">
      <style:table-column-properties style:column-width="3.0833in" style:rel-column-width="4440*"/>
    </style:style>
    <style:style style:name="Table1.A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8pt" fo:font-weight="bold" officeooo:rsid="03354f9a" officeooo:paragraph-rsid="03354f9a" style:font-size-asian="7pt" style:font-weight-asian="bold" style:font-size-complex="8pt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" fo:font-size="2pt" officeooo:rsid="006f6841" officeooo:paragraph-rsid="0326bf83" style:font-size-asian="1.75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1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19" style:family="paragraph" style:parent-style-name="Standard">
      <style:text-properties officeooo:paragraph-rsid="030e34ba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0e34ba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30e34ba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23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f04d34" officeooo:paragraph-rsid="02f04d34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10pt" fo:font-weight="bold" officeooo:rsid="0333d5ce" officeooo:paragraph-rsid="0333d5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paragraph-rsid="0326bf83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Arial" fo:font-size="2pt" officeooo:rsid="006f6841" officeooo:paragraph-rsid="0326bf83" style:font-size-asian="1.75pt" style:font-size-complex="2pt"/>
    </style:style>
    <style:style style:name="P28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7pt" style:font-size-complex="8pt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8pt" officeooo:rsid="0336a10e" officeooo:paragraph-rsid="0336a10e" style:font-size-asian="7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7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8pt" fo:font-weight="bold" officeooo:rsid="0336a10e" officeooo:paragraph-rsid="0336a10e" style:font-size-asian="7pt" style:font-weight-asian="bold" style:font-size-complex="8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8pt" fo:font-weight="bold" style:font-size-asian="7pt" style:font-weight-asian="bold" style:font-size-complex="8pt" style:font-weight-complex="bold"/>
    </style:style>
    <style:style style:name="P3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938917" officeooo:paragraph-rsid="02fa9467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d2f3b4" officeooo:paragraph-rsid="005d3ec2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6pt" officeooo:rsid="006f6841" officeooo:paragraph-rsid="006f6841" style:font-size-asian="5.25pt" style:font-size-complex="6pt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fo:font-size="6pt" officeooo:rsid="00d2f3b4" style:font-size-asian="6pt" style:font-size-complex="6pt"/>
    </style:style>
    <style:style style:name="T4" style:family="text">
      <style:text-properties style:font-name="Arial" fo:font-size="9pt" officeooo:rsid="0031c11d" style:font-size-asian="9pt" style:font-size-complex="9pt"/>
    </style:style>
    <style:style style:name="T5" style:family="text">
      <style:text-properties officeooo:rsid="033c11e3"/>
    </style:style>
    <style:style style:name="T6" style:family="text">
      <style:text-properties style:use-window-font-color="true" loext:opacity="0%" fo:font-size="9pt" officeooo:rsid="00d2f3b4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name" text:name="py3o.o.name"/>
        <text:user-field-decl office:value-type="string" office:string-value="unit" text:name="py3o.o.sub_branch_ids.name"/>
        <text:user-field-decl office:value-type="string" office:string-value="pemberi_kerja" text:name="py3o.o.pemberi_kerja"/>
        <text:user-field-decl office:value-type="string" office:string-value="pekerjaan" text:name="py3o.o.pekerjaan"/>
        <text:user-field-decl office:value-type="string" office:string-value="divisi" text:name="py3o.o.unit_penempatan_id.name"/>
        <text:user-field-decl office:value-type="string" office:string-value="nama_cabang" text:name="py3o.o.branch_id.name"/>
        <text:user-field-decl office:value-type="string" office:string-value="nama_cabang" text:name="py3o.o.branch_id"/>
        <text:user-field-decl office:value-type="string" office:string-value="tanggal_bank_garansi" text:name="py3o.o.tanggal_bank_garansi"/>
        <text:user-field-decl office:value-type="string" office:string-value="jangka_waktu" text:name="py3o.o.jangka_waktu"/>
        <text:user-field-decl office:value-type="string" office:string-value="jenis_bank_garansi_id" text:name="py3o.o.jenis_bank_garansi_id.name"/>
        <text:user-field-decl office:value-type="string" office:string-value="tipe_bank_garansi_id" text:name="py3o.o.tipe_bank_garansi_id.name"/>
        <text:user-field-decl office:value-type="string" office:string-value="nama_asuransi" text:name="py3o.o.nama_asuransi"/>
        <text:user-field-decl office:value-type="string" office:string-value="nominal_jaminan" text:name="py3o.o.nominal_jaminan"/>
        <text:user-field-decl office:value-type="string" office:string-value="biaya_asuransi" text:name="py3o.o.biaya_asuransi"/>
        <text:user-field-decl office:value-type="string" office:string-value="dana_kembali" text:name="py3o.o.dana_kembali"/>
        <text:user-field-decl office:value-type="string" office:string-value="bank_cabang" text:name="py3o.o.bank_cabang"/>
        <text:user-field-decl office:value-type="string" office:string-value="keterangan" text:name="py3o.o.keterangan"/>
        <text:user-field-decl office:value-type="string" office:string-value="deposito_name" text:name="py3o.o.deposito_ids.name"/>
        <text:user-field-decl office:value-type="string" office:string-value="saldo" text:name="py3o.o.deposito_ids.saldo"/>
        <text:user-field-decl office:value-type="string" office:string-value="tipe" text:name="py3o.o.tipe_notes"/>
        <text:user-field-decl office:value-type="string" office:string-value="bank" text:name="py3o.o.bank"/>
        <text:user-field-decl office:value-type="string" office:string-value="rekening" text:name="py3o.o.rekening"/>
        <text:user-field-decl office:value-type="string" office:string-value="uraian_notes" text:name="py3o.o.uraian_notes"/>
        <text:user-field-decl office:value-type="string" office:string-value="l_month" text:name="py3o.l.related_month"/>
        <text:user-field-decl office:value-type="string" office:string-value="l_related_year" text:name="py3o.l.related_year"/>
        <text:user-field-decl office:value-type="string" office:string-value="l_type" text:name="py3o.l.type"/>
        <text:user-field-decl office:value-type="string" office:string-value="l_type_display" text:name="py3o.l.type_display"/>
        <text:user-field-decl office:value-type="string" office:string-value="status_pencairan" text:name="py3o.o.status_pencairan"/>
        <text:user-field-decl office:value-type="string" office:string-value="status_pencairan" text:name="py3o.o.status_pencairan_display"/>
        <text:user-field-decl office:value-type="string" office:string-value="tipe_produk" text:name="py3o.o.tipe_produk_display"/>
        <text:user-field-decl office:value-type="string" office:string-value="billyet" text:name="py3o.o.billyet"/>
        <text:user-field-decl office:value-type="string" office:string-value="periode_produk" text:name="py3o.o.periode_produk_id.name"/>
        <text:user-field-decl office:value-type="string" office:string-value="status_tergadai" text:name="py3o.o.status_tergadai_display"/>
        <text:user-field-decl office:value-type="string" office:string-value="nama_bank_garansi" text:name="py3o.o.nama_bank_garansi"/>
        <text:user-field-decl office:value-type="string" office:string-value="no_gadai" text:name="py3o.o.no_gadai"/>
        <text:user-field-decl office:value-type="string" office:string-value="bank_pembuka" text:name="py3o.o.bank_pembuka"/>
        <text:user-field-decl office:value-type="string" office:string-value="saldo" text:name="py3o.o.saldo"/>
        <text:user-field-decl office:value-type="string" office:string-value="presentase_bunga" text:name="py3o.o.presentase_bunga"/>
        <text:user-field-decl office:value-type="string" office:string-value="nama_bank_garansi" text:name="py3o.o.nama_bank_garansi.name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text:span text:style-name="T6"> <text:s/></text:span></text:p>
      <text:p text:style-name="P24">DEPOSITO</text:p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text:user-field-get text:name="py3o.o.name">name</text:user-field-get></text:p>
          </table:table-cell>
        </table:table-row>
      </table:table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3">STATUS PENCAIRAN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29"><text:user-field-get text:name="py3o.o.status_pencairan_display">status_pencairan</text:user-field-get></text:p>
          </table:table-cell>
          <table:table-cell table:style-name="Table1.A2" office:value-type="string">
            <text:p text:style-name="P33">TIPE PRODUK</text:p>
          </table:table-cell>
          <table:table-cell table:style-name="Table1.A2" office:value-type="string">
            <text:p text:style-name="P32">:</text:p>
          </table:table-cell>
          <table:table-cell table:style-name="Table1.F2" office:value-type="string">
            <text:p text:style-name="P29"><text:user-field-get text:name="py3o.o.tipe_produk_display">tipe_produk</text:user-field-get></text:p>
          </table:table-cell>
        </table:table-row>
        <table:table-row>
          <table:table-cell table:style-name="Table1.A2" office:value-type="string">
            <text:p text:style-name="P33">NOMOR REKENING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29"><text:user-field-get text:name="py3o.o.tipe_produk_display">tipe_produk</text:user-field-get></text:p>
          </table:table-cell>
          <table:table-cell table:style-name="Table1.A2" office:value-type="string">
            <text:p text:style-name="P33">STATUS TERGADAI</text:p>
          </table:table-cell>
          <table:table-cell table:style-name="Table1.A2" office:value-type="string">
            <text:p text:style-name="P32">:</text:p>
          </table:table-cell>
          <table:table-cell table:style-name="Table1.F3" office:value-type="string">
            <text:p text:style-name="P29"><text:user-field-get text:name="py3o.o.status_tergadai_display">status_tergadai</text:user-field-get></text:p>
          </table:table-cell>
        </table:table-row>
        <table:table-row>
          <table:table-cell table:style-name="Table1.A2" office:value-type="string">
            <text:p text:style-name="P33">NOMOR BILLYET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29"><text:user-field-get text:name="py3o.o.billyet">billyet</text:user-field-get></text:p>
          </table:table-cell>
          <table:table-cell table:style-name="Table1.A2" office:value-type="string">
            <text:p text:style-name="P33">NAMA BANK GARANSI</text:p>
          </table:table-cell>
          <table:table-cell table:style-name="Table1.A2" office:value-type="string">
            <text:p text:style-name="P32">:</text:p>
          </table:table-cell>
          <table:table-cell table:style-name="Table1.F2" office:value-type="string">
            <text:p text:style-name="P29"><text:user-field-get text:name="py3o.o.nama_bank_garansi.name">nama_bank_garansi</text:user-field-get></text:p>
          </table:table-cell>
        </table:table-row>
        <table:table-row>
          <table:table-cell table:style-name="Table1.A2" office:value-type="string">
            <text:p text:style-name="P33">PERIODE PRODUK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29"><text:user-field-get text:name="py3o.o.periode_produk_id.name">periode_produk</text:user-field-get></text:p>
          </table:table-cell>
          <table:table-cell table:style-name="Table1.A2" office:value-type="string">
            <text:p text:style-name="P33">NOMOR GADAI</text:p>
          </table:table-cell>
          <table:table-cell table:style-name="Table1.A2" office:value-type="string">
            <text:p text:style-name="P32">:</text:p>
          </table:table-cell>
          <table:table-cell table:style-name="Table1.F3" office:value-type="string">
            <text:p text:style-name="P29"><text:user-field-get text:name="py3o.o.no_gadai">no_gadai</text:user-field-get></text:p>
          </table:table-cell>
        </table:table-row>
        <table:table-row>
          <table:table-cell table:style-name="Table1.A2" office:value-type="string">
            <text:p text:style-name="P33">TANGGAL DEPOSITO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35"><text:text-input text:description="py3o://function=&quot;o.tanggal_deposito.strftime('%-d %B %Y') if o.tanggal_deposito else ''&quot;">tgl_deposito</text:text-input></text:p>
          </table:table-cell>
          <table:table-cell table:style-name="Table1.A2" office:value-type="string">
            <text:p text:style-name="P33">NAMA CABANG</text:p>
          </table:table-cell>
          <table:table-cell table:style-name="Table1.A2" office:value-type="string">
            <text:p text:style-name="P32">:</text:p>
          </table:table-cell>
          <table:table-cell table:style-name="Table1.F2" office:value-type="string">
            <text:p text:style-name="P29"><text:user-field-get text:name="py3o.o.branch_id.name">nama_cabang</text:user-field-get></text:p>
          </table:table-cell>
        </table:table-row>
        <table:table-row>
          <table:table-cell table:style-name="Table1.A2" office:value-type="string">
            <text:p text:style-name="P33">TANGGAL JATUH TEMPO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35"><text:text-input text:description="py3o://function=&quot;o.tanggal_jatuh_tempo.strftime('%-d %B %Y') if o.tanggal_jatuh_tempo else ''&quot;">tgl_jatuh_tempo</text:text-input></text:p>
          </table:table-cell>
          <table:table-cell table:style-name="Table1.A2" office:value-type="string">
            <text:p text:style-name="P33">BANK CABANG PEMBUKA</text:p>
          </table:table-cell>
          <table:table-cell table:style-name="Table1.A2" office:value-type="string">
            <text:p text:style-name="P32">:</text:p>
          </table:table-cell>
          <table:table-cell table:style-name="Table1.F3" office:value-type="string">
            <text:p text:style-name="P29"><text:user-field-get text:name="py3o.o.bank_pembuka">bank_pembuka</text:user-field-get></text:p>
          </table:table-cell>
        </table:table-row>
        <table:table-row>
          <table:table-cell table:style-name="Table1.A2" office:value-type="string">
            <text:p text:style-name="P33">JANGKA WAKTU (BULAN)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29"><text:user-field-get text:name="py3o.o.jangka_waktu">jangka_waktu</text:user-field-get></text:p>
          </table:table-cell>
          <table:table-cell table:style-name="Table1.A2" office:value-type="string">
            <text:p text:style-name="P33">SALDO</text:p>
          </table:table-cell>
          <table:table-cell table:style-name="Table1.A2" office:value-type="string">
            <text:p text:style-name="P32">:</text:p>
          </table:table-cell>
          <table:table-cell table:style-name="Table1.F2" office:value-type="string">
            <text:p text:style-name="P36"><text:text-input text:description="py3o://function=&quot;'{:,.0f}'.format(o.saldo)&quot;">saldo</text:text-input></text:p>
          </table:table-cell>
        </table:table-row>
        <table:table-row>
          <table:table-cell table:style-name="Table1.A2" office:value-type="string">
            <text:p text:style-name="P33">TANGGAL PENCAIRAN</text:p>
          </table:table-cell>
          <table:table-cell table:style-name="Table1.B2" office:value-type="string">
            <text:p text:style-name="P32">:</text:p>
          </table:table-cell>
          <table:table-cell table:style-name="Table1.A2" office:value-type="string">
            <text:p text:style-name="P35"><text:text-input text:description="py3o://function=&quot;o.tanggal_pencairan.strftime('%-d %B %Y') if o.tanggal_pencairan else ''&quot;">tgl_pencairan</text:text-input></text:p>
          </table:table-cell>
          <table:table-cell table:style-name="Table1.A2" office:value-type="string">
            <text:p text:style-name="P33">P<text:span text:style-name="T5">RE</text:span>SENTASE BUNGA (%)</text:p>
          </table:table-cell>
          <table:table-cell table:style-name="Table1.A2" office:value-type="string">
            <text:p text:style-name="P32">:</text:p>
          </table:table-cell>
          <table:table-cell table:style-name="Table1.F3" office:value-type="string">
            <text:p text:style-name="P29"><text:user-field-get text:name="py3o.o.presentase_bunga">presentase_bunga</text:user-field-get></text:p>
          </table:table-cell>
        </table:table-row>
        <table:table-row>
          <table:table-cell table:style-name="Table1.A10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Keterangan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26"><text:s/><text:user-field-get text:name="py3o.o.keterangan">keterangan</text:user-field-get></text:p>
          </table:table-cell>
        </table:table-row>
      </table:table>
      <text:p text:style-name="P22"><text:a xlink:type="simple" xlink:href="py3o:///for" text:style-name="Internet_20_link" text:visited-style-name="Visited_20_Internet_20_Link"><text:span text:style-name="T4">For</text:span></text:a></text:p>
      <text:p text:style-name="P22"><text:span text:style-name="T4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>(…………………………………………..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9.9347in" fo:margin-left="0.0396in" table:align="left"/>
    </style:style>
    <style:style style:name="Table6.A" style:family="table-column">
      <style:table-column-properties style:column-width="2.8785in"/>
    </style:style>
    <style:style style:name="Table6.B" style:family="table-column">
      <style:table-column-properties style:column-width="4.375in"/>
    </style:style>
    <style:style style:name="Table6.C" style:family="table-column">
      <style:table-column-properties style:column-width="2.6813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10.2708in" table:align="margins"/>
    </style:style>
    <style:style style:name="Table8.A" style:family="table-column">
      <style:table-column-properties style:column-width="5.75in" style:rel-column-width="8280*"/>
    </style:style>
    <style:style style:name="Table8.B" style:family="table-column">
      <style:table-column-properties style:column-width="4.5208in" style:rel-column-width="6510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7.7398in" svg:y="0.1925in" svg:width="1.7957in" svg:height="0.45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8102in" svg:y="0.1445in" svg:width="1.0228in" svg:height="0.6409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A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12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3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4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5-04T12:08:55.033591892</dc:date>
    <meta:editing-duration>P12DT6H47M28S</meta:editing-duration>
    <meta:editing-cycles>347</meta:editing-cycles>
    <meta:generator>LibreOffice/7.4.7.2$Linux_X86_64 LibreOffice_project/40$Build-2</meta:generator>
    <meta:document-statistic meta:table-count="6" meta:image-count="2" meta:object-count="0" meta:page-count="1" meta:paragraph-count="68" meta:word-count="107" meta:character-count="701" meta:non-whitespace-character-count="665"/>
  </office:meta>
</office:document-meta>
</file>